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29.1pt"/>
    </style:style>
    <style:style style:name="co3" style:family="table-column">
      <style:table-column-properties fo:break-before="auto" style:column-width="21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pt"/>
      <style:text-properties fo:color="#99ffcc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start" fo:margin-left="0pt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pt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tyle="normal" style:font-style-asian="normal" style:font-style-complex="normal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99ffcc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="0.06pt solid #000000"/>
      <style:text-properties style:font-name="Bitstream Charter"/>
    </style:style>
    <style:style style:name="ce15" style:family="table-cell" style:parent-style-name="Default">
      <style:table-cell-properties fo:background-color="transparent" fo:border="0.06pt solid #000000"/>
      <style:text-properties fo:color="#99ffcc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5"/>
        <table:table-column table:style-name="co2" table:default-cell-style-name="ce10"/>
        <table:table-column table:style-name="co1" table:number-columns-repeated="2" table:default-cell-style-name="ce5"/>
        <table:table-column table:style-name="co3" table:default-cell-style-name="ce5"/>
        <table:table-column table:style-name="co1" table:default-cell-style-name="ce13"/>
        <table:table-column table:style-name="co1" table:visibility="collapse" table:number-columns-repeated="2" table:default-cell-style-name="ce13"/>
        <table:table-column table:style-name="co1" table:number-columns-repeated="1014" table:default-cell-style-name="ce15"/>
        <table:table-row table:style-name="ro1">
          <table:table-cell table:style-name="ce1" office:value-type="string" calcext:value-type="string">
            <text:p>S. NO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TOPIC COVERE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DOUBTS / IMPLEMENTS</text:p>
          </table:table-cell>
          <table:table-cell table:style-name="ce12"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9-05-2019</text:p>
          </table:table-cell>
          <table:table-cell table:style-name="ce2" office:value-type="string" calcext:value-type="string">
            <text:p>Python</text:p>
          </table:table-cell>
          <table:table-cell table:style-name="ce7" office:value-type="string" calcext:value-type="string">
            <text:p>Training on Python (Basics)</text:p>
          </table:table-cell>
          <table:table-cell table:style-name="ce2" office:value-type="string" calcext:value-type="string">
            <text:p>Completed</text:p>
          </table:table-cell>
          <table:table-cell table:style-name="ce2" office:value-type="string" calcext:value-type="string">
            <text:p>2 1/2 hr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table:number-columns-repeated="3"/>
          <table:table-cell table:style-name="ce7" office:value-type="string" calcext:value-type="string">
            <text:p>Python3 Basics</text:p>
          </table:table-cell>
          <table:table-cell table:style-name="ce2" office:value-type="string" calcext:value-type="string">
            <text:p>Completed</text:p>
          </table:table-cell>
          <table:table-cell table:style-name="ce2" office:value-type="string" calcext:value-type="string">
            <text:p>1/2 hr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table:number-columns-repeated="3"/>
          <table:table-cell table:style-name="ce7" office:value-type="string" calcext:value-type="string">
            <text:p>all the basic concepts</text:p>
          </table:table-cell>
          <table:table-cell table:style-name="ce2" office:value-type="string" calcext:value-type="string">
            <text:p>Completed</text:p>
          </table:table-cell>
          <table:table-cell table:style-name="ce2" office:value-type="string" calcext:value-type="string">
            <text:p>1 hr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table:number-columns-repeated="3"/>
          <table:table-cell table:style-name="ce7" office:value-type="string" calcext:value-type="string">
            <text:p>variables</text:p>
          </table:table-cell>
          <table:table-cell table:style-name="ce2" office:value-type="string" calcext:value-type="string">
            <text:p>Completed</text:p>
          </table:table-cell>
          <table:table-cell table:style-name="ce2" office:value-type="string" calcext:value-type="string">
            <text:p>1 hr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table:number-columns-repeated="3"/>
          <table:table-cell table:style-name="ce8"/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S. NO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TOPIC COVERE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DOUBTS / IMPLEMENTS</text:p>
          </table:table-cell>
          <table:table-cell table:style-name="ce12"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-05-2019</text:p>
          </table:table-cell>
          <table:table-cell table:style-name="ce2" office:value-type="string" calcext:value-type="string">
            <text:p>Python</text:p>
          </table:table-cell>
          <table:table-cell table:style-name="ce7" office:value-type="string" calcext:value-type="string">
            <text:p>String</text:p>
          </table:table-cell>
          <table:table-cell table:style-name="ce2" office:value-type="string" calcext:value-type="string">
            <text:p>Completed</text:p>
          </table:table-cell>
          <table:table-cell table:style-name="ce2" office:value-type="string" calcext:value-type="string">
            <text:p>2 hr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table:number-columns-repeated="3"/>
          <table:table-cell table:style-name="ce7" office:value-type="string" calcext:value-type="string">
            <text:p>Methods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3" table:number-columns-repeated="3"/>
          <table:table-cell table:style-name="ce7" office:value-type="string" calcext:value-type="string">
            <text:p>List</text:p>
          </table:table-cell>
          <table:table-cell table:style-name="ce2" office:value-type="string" calcext:value-type="string">
            <text:p>Completed</text:p>
          </table:table-cell>
          <table:table-cell table:style-name="ce2" office:value-type="string" calcext:value-type="string">
            <text:p>1 hr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table:number-columns-repeated="3"/>
          <table:table-cell table:style-name="ce7" office:value-type="string" calcext:value-type="string">
            <text:p>Methods and its Implementation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3" table:number-columns-repeated="3"/>
          <table:table-cell table:style-name="ce7" office:value-type="string" calcext:value-type="string">
            <text:p>Examples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3" table:number-columns-repeated="3"/>
          <table:table-cell table:style-name="ce7" office:value-type="string" calcext:value-type="string">
            <text:p>Tuples</text:p>
          </table:table-cell>
          <table:table-cell table:style-name="ce2" office:value-type="string" calcext:value-type="string">
            <text:p>Completed</text:p>
          </table:table-cell>
          <table:table-cell table:style-name="ce2" office:value-type="string" calcext:value-type="string">
            <text:p>1 hr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table:number-columns-repeated="3"/>
          <table:table-cell table:style-name="ce7" office:value-type="string" calcext:value-type="string">
            <text:p>Methods and its Implementation</text:p>
          </table:table-cell>
          <table:table-cell table:style-name="ce3" table:number-columns-repeated="3"/>
          <table:table-cell table:style-name="ce14"/>
          <table:table-cell table:number-columns-repeated="1016"/>
        </table:table-row>
        <table:table-row table:style-name="ro1">
          <table:table-cell table:style-name="ce3" table:number-columns-repeated="3"/>
          <table:table-cell table:style-name="ce7" office:value-type="string" calcext:value-type="string">
            <text:p>Examples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3" table:number-columns-repeated="3"/>
          <table:table-cell table:style-name="ce7" office:value-type="string" calcext:value-type="string">
            <text:p>Set</text:p>
          </table:table-cell>
          <table:table-cell table:style-name="ce2" office:value-type="string" calcext:value-type="string">
            <text:p>Completed</text:p>
          </table:table-cell>
          <table:table-cell table:style-name="ce2" office:value-type="string" calcext:value-type="string">
            <text:p>1 hr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table:number-columns-repeated="3"/>
          <table:table-cell table:style-name="ce7" office:value-type="string" calcext:value-type="string">
            <text:p>Methods and its Implementation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3" table:number-columns-repeated="3"/>
          <table:table-cell table:style-name="ce7" office:value-type="string" calcext:value-type="string">
            <text:p>Examples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3" table:number-columns-repeated="3"/>
          <table:table-cell table:style-name="ce7" office:value-type="string" calcext:value-type="string">
            <text:p>Dictionary</text:p>
          </table:table-cell>
          <table:table-cell table:style-name="ce2" office:value-type="string" calcext:value-type="string">
            <text:p>Completed</text:p>
          </table:table-cell>
          <table:table-cell table:style-name="ce2" office:value-type="string" calcext:value-type="string">
            <text:p>1 hr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table:number-columns-repeated="3"/>
          <table:table-cell table:style-name="ce7" office:value-type="string" calcext:value-type="string">
            <text:p>Methods and its Implementation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3" table:number-columns-repeated="3"/>
          <table:table-cell table:style-name="ce7" office:value-type="string" calcext:value-type="string">
            <text:p>Examples</text:p>
          </table:table-cell>
          <table:table-cell table:style-name="ce3"/>
          <table:table-cell table:style-name="ce2" office:value-type="string" calcext:value-type="string">
            <text:p>1 hr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table:number-columns-repeated="3"/>
          <table:table-cell table:style-name="ce7" office:value-type="string" calcext:value-type="string">
            <text:p>Arrays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3" table:number-columns-repeated="3"/>
          <table:table-cell table:style-name="ce7" office:value-type="string" calcext:value-type="string">
            <text:p>Installing of Python (Jupyter lab)</text:p>
          </table:table-cell>
          <table:table-cell table:style-name="ce2" office:value-type="string" calcext:value-type="string">
            <text:p>Completed</text:p>
          </table:table-cell>
          <table:table-cell table:style-name="ce2" office:value-type="string" calcext:value-type="string">
            <text:p>15 mins</text:p>
          </table:table-cell>
          <table:table-cell table:number-columns-repeated="1018"/>
        </table:table-row>
        <table:table-row table:style-name="ro1">
          <table:table-cell table:style-name="ce3" table:number-columns-repeated="3"/>
          <table:table-cell table:style-name="ce7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S. NO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TOPIC COVERE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DOUBTS / IMPLEMENTS</text:p>
          </table:table-cell>
          <table:table-cell table:style-name="ce12" table:number-columns-repeated="101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1-05-2019</text:p>
          </table:table-cell>
          <table:table-cell table:style-name="ce4" office:value-type="string" calcext:value-type="string">
            <text:p>Python</text:p>
          </table:table-cell>
          <table:table-cell table:style-name="ce9" office:value-type="string" calcext:value-type="string">
            <text:p>Map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 hr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9" office:value-type="string" calcext:value-type="string">
            <text:p>Arrays</text:p>
          </table:table-cell>
          <table:table-cell table:style-name="ce4" office:value-type="string" calcext:value-type="string">
            <text:p>Comp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" office:value-type="string" calcext:value-type="string">
            <text:p>Args-kwargs</text:p>
          </table:table-cell>
          <table:table-cell table:style-name="ce4" office:value-type="string" calcext:value-type="string">
            <text:p>Comp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" office:value-type="string" calcext:value-type="string">
            <text:p>Encoding and Decoding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2 hrs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9" office:value-type="string" calcext:value-type="string">
            <text:p>Global and Local Variables</text:p>
          </table:table-cell>
          <table:table-cell table:style-name="ce4" office:value-type="string" calcext:value-type="string">
            <text:p>Comp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" office:value-type="string" calcext:value-type="string">
            <text:p>Type-casting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 hrs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9" office:value-type="string" calcext:value-type="string">
            <text:p>Max-possible-value-integer</text:p>
          </table:table-cell>
          <table:table-cell table:style-name="ce4" office:value-type="string" calcext:value-type="string">
            <text:p>Comp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" office:value-type="string" calcext:value-type="string">
            <text:p>variables</text:p>
          </table:table-cell>
          <table:table-cell table:style-name="ce4" office:value-type="string" calcext:value-type="string">
            <text:p>Comp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" office:value-type="string" calcext:value-type="string">
            <text:p>Functions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2 hrs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9" office:value-type="string" calcext:value-type="string">
            <text:p>Expression of-</text:p>
          </table:table-cell>
          <table:table-cell table:style-name="ce4" office:value-type="string" calcext:value-type="string">
            <text:p>Comp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" office:value-type="string" calcext:value-type="string">
            <text:p><text:s text:c="18"/>LIS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9" office:value-type="string" calcext:value-type="string">
            <text:p><text:s text:c="17"/>STRI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9" office:value-type="string" calcext:value-type="string">
            <text:p><text:s text:c="17"/>DICTIONAR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9" office:value-type="string" calcext:value-type="string">
            <text:p><text:s text:c="18"/>TUPLE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9" office:value-type="string" calcext:value-type="string">
            <text:p>Conditions</text:p>
          </table:table-cell>
          <table:table-cell table:style-name="ce4" office:value-type="string" calcext:value-type="string">
            <text:p>In Progress</text:p>
          </table:table-cell>
          <table:table-cell table:style-name="ce4" office:value-type="string" calcext:value-type="string">
            <text:p>1 h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. NO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TOPIC COVERE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DOUBTS / IMPLEMENTS</text:p>
          </table:table-cell>
          <table:table-cell table:style-name="ce12" table:number-columns-repeated="101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-06-2016</text:p>
          </table:table-cell>
          <table:table-cell table:style-name="ce4" office:value-type="string" calcext:value-type="string">
            <text:p>Python</text:p>
          </table:table-cell>
          <table:table-cell table:style-name="ce9" office:value-type="string" calcext:value-type="string">
            <text:p>Logical and Bitwise Operators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 hr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9" office:value-type="string" calcext:value-type="string">
            <text:p>Basic operators in python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2 hrs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/>
          <table:table-cell table:style-name="ce9" office:value-type="string" calcext:value-type="string">
            <text:p>Ternary Operator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 hr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9" office:value-type="string" calcext:value-type="string">
            <text:p>Any and all function</text:p>
          </table:table-cell>
          <table:table-cell table:style-name="ce4" office:value-type="string" calcext:value-type="string">
            <text:p>Comp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" office:value-type="string" calcext:value-type="string">
            <text:p>Inplace and standard operator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 hr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9" office:value-type="string" calcext:value-type="string">
            <text:p>Identity operator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 hr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9" office:value-type="string" calcext:value-type="string">
            <text:p>Membership Operator</text:p>
          </table:table-cell>
          <table:table-cell table:style-name="ce4" office:value-type="string" calcext:value-type="string">
            <text:p>Comple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. NO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TOPIC COVERE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DOUBTS / IMPLEMENTS</text:p>
          </table:table-cell>
          <table:table-cell table:style-name="ce12" table:number-columns-repeated="101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4-06-2019</text:p>
          </table:table-cell>
          <table:table-cell table:style-name="ce6" office:value-type="string" calcext:value-type="string">
            <text:p>Python</text:p>
          </table:table-cell>
          <table:table-cell table:style-name="ce9" office:value-type="string" calcext:value-type="string">
            <text:p>Loops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 hr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9" office:value-type="string" calcext:value-type="string">
            <text:p>Control Statments(break,continue,pass)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 hr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9" office:value-type="string" calcext:value-type="string">
            <text:p>Switcher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 hr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9" office:value-type="string" calcext:value-type="string">
            <text:p>chaining comparision 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2 hrs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9" office:value-type="string" calcext:value-type="string">
            <text:p>Coroutine</text:p>
          </table:table-cell>
          <table:table-cell table:style-name="ce4" office:value-type="string" calcext:value-type="string">
            <text:p>Comple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. NO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TOPIC COVERE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DOUBTS / IMPLEMENTS</text:p>
          </table:table-cell>
          <table:table-cell table:style-name="ce12" table:number-columns-repeated="101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6-06-2019</text:p>
          </table:table-cell>
          <table:table-cell table:style-name="ce4" office:value-type="string" calcext:value-type="string">
            <text:p>Python</text:p>
          </table:table-cell>
          <table:table-cell table:style-name="ce9" office:value-type="string" calcext:value-type="string">
            <text:p>Iterator functions in python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 hr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9" office:value-type="string" calcext:value-type="string">
            <text:p>Converting an object into an iterator Python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 hr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9" office:value-type="string" calcext:value-type="string">
            <text:p>Difference between iterable and iterator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2 hrs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9" office:value-type="string" calcext:value-type="string">
            <text:p>Generators in python 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 hr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9" office:value-type="string" calcext:value-type="string">
            <text:p>Generators expression in python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 hr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9" office:value-type="string" calcext:value-type="string">
            <text:p>Lambda,Filter,Reduce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 h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. NO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TOPIC COVERE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DOUBTS / IMPLEMENTS</text:p>
          </table:table-cell>
          <table:table-cell table:style-name="ce12" table:number-columns-repeated="101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7-06-2019</text:p>
          </table:table-cell>
          <table:table-cell table:style-name="ce4" office:value-type="string" calcext:value-type="string">
            <text:p>Python</text:p>
          </table:table-cell>
          <table:table-cell table:style-name="ce9" office:value-type="string" calcext:value-type="string">
            <text:p>Type of Methods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2 hrs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9" office:value-type="string" calcext:value-type="string">
            <text:p><text:s text:c="16"/>Instance method</text:p>
          </table:table-cell>
          <table:table-cell table:number-columns-repeated="2"/>
          <table:table-cell table:style-name="ce4"/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9" office:value-type="string" calcext:value-type="string">
            <text:p><text:s text:c="16"/>Static method</text:p>
          </table:table-cell>
          <table:table-cell table:number-columns-repeated="2"/>
          <table:table-cell table:style-name="ce4"/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9" office:value-type="string" calcext:value-type="string">
            <text:p><text:s text:c="16"/>Class method</text:p>
          </table:table-cell>
          <table:table-cell table:number-columns-repeated="2"/>
          <table:table-cell table:style-name="ce4"/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9" office:value-type="string" calcext:value-type="string">
            <text:p>Precision Handling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 hr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9" office:value-type="string" calcext:value-type="string">
            <text:p>Returning multiple values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2 hrs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9" office:value-type="string" calcext:value-type="string">
            <text:p>Pass by value ,pass by reference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1 hr</text:p>
          </table:table-cell>
          <table:table-cell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. NO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TOPIC COVERE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DOUBTS / IMPLEMENTS</text:p>
          </table:table-cell>
          <table:table-cell table:style-name="ce12" table:number-columns-repeated="101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8-06-2019</text:p>
          </table:table-cell>
          <table:table-cell table:style-name="ce4" office:value-type="string" calcext:value-type="string">
            <text:p>Python</text:p>
          </table:table-cell>
          <table:table-cell table:style-name="ce9" office:value-type="string" calcext:value-type="string">
            <text:p>Task – 2</text:p>
          </table:table-cell>
          <table:table-cell table:style-name="ce4" office:value-type="string" calcext:value-type="string">
            <text:p>In Progress</text:p>
          </table:table-cell>
          <table:table-cell table:style-name="ce4" office:value-type="string" calcext:value-type="string">
            <text:p>2 hrs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4" table:number-columns-repeated="3"/>
          <table:table-cell table:style-name="ce9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. NO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TOPIC COVERE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DOUBTS / IMPLEMENTS</text:p>
          </table:table-cell>
          <table:table-cell table:style-name="ce12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-06-2019</text:p>
          </table:table-cell>
          <table:table-cell office:value-type="string" calcext:value-type="string">
            <text:p>Python</text:p>
          </table:table-cell>
          <table:table-cell table:number-columns-repeated="2" office:value-type="string" calcext:value-type="string">
            <text:p>------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. NO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TOPIC COVERE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DOUBTS / IMPLEMENTS</text:p>
          </table:table-cell>
          <table:table-cell table:style-name="ce12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-06-2019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ask – 2, Assignment – 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 hr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. NO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TOPIC COVERE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DOUBTS / IMPLEMENTS</text:p>
          </table:table-cell>
          <table:table-cell table:style-name="ce12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-06-2019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ython Closures Function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 h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Decorators in Python with Memorization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 hr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Help Function in Python</text:p>
          </table:table-cell>
          <table:table-cell office:value-type="string" calcext:value-type="string">
            <text:p>Comp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__import__() Function in Python</text:p>
          </table:table-cell>
          <table:table-cell office:value-type="string" calcext:value-type="string">
            <text:p>Comp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ange() does not return an iterator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 h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ython Bit Functions on int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 h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vision -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3 hrs</text:p>
          </table:table-cell>
          <table:table-cell/>
          <table:table-cell table:style-name="ce5"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 text:c="11"/>Introduction to Data Types -</text:p>
          </table:table-cell>
          <table:table-cell table:number-columns-repeated="3"/>
          <table:table-cell table:style-name="ce15" table:number-columns-repeated="3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<text:s text:c="18"/>Python Numbers</text:p>
          </table:table-cell>
          <table:table-cell table:number-columns-repeated="3"/>
          <table:table-cell table:style-name="ce15" table:number-columns-repeated="3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<text:s text:c="11"/>Numbers – FAQ</text:p>
          </table:table-cell>
          <table:table-cell table:number-columns-repeated="3"/>
          <table:table-cell table:style-name="ce15" table:number-columns-repeated="3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<text:s text:c="11"/>Variable Assignmen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11"/>Introduction Strings -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18"/>Indexing and Slicing with Str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18"/>String Properties and Metho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18"/>Strings - <text:s/>FAQ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18"/>Print Formatting with Str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18"/>Print Formatting FAQ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11"/>Lists in Python -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18"/>Lists – FAQ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11"/>Dictionaries in Python -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18"/>Dictionaries – FAQ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11"/>Tuples with Pyth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11"/>Sets in Pyth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11"/>Booleans in Pyth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11"/>I/O with Basic Files in Pyth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11"/>Resources for More basic Practis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. NO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TOPIC COVERE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DOUBTS / IMPLEMENTS</text:p>
          </table:table-cell>
          <table:table-cell table:style-name="ce12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-06-2019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vision -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 hr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 text:c="4"/>Course Overview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9"/>Course Introdu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9"/>Course Curriculum Overview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<text:s text:c="9"/>Python 2 versus Python 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9"/>Couse FAQ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4"/>Python Setup -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9"/>Comand Line Basic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9"/>Installing Python(Step By Step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9"/>Running Python Cod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9"/>Getting the Notebooks and the Course Materi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9"/>Git and Github Overview(Optiona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4"/>Python Comparision Operators - 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9"/>Comparision Operators in Pyth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9"/>Chaining Comparision Operators in Python with Logical Operat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4"/>Python Statements - 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9"/>If Elif and Else Statements in Pyth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9"/>For Loops in Pyth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9"/>While Loops in Pyth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9"/>Useful Operators in Pyth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9"/>List Comprehensions in Pyth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4"/>OOPS - 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9"/>OOP - Class <text:s/>Object Attribu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9"/>OOP - Inheritance and Polymorphis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9"/>OOP – Special(Magic /Dunder) Method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. NO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TOPIC COVERE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DOUBTS / IMPLEMENTS</text:p>
          </table:table-cell>
          <table:table-cell table:style-name="ce12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-06-2019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vision -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 hr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 text:c="4"/>Methods and Functions - 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9"/>Methods and the Python Documenta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9"/>Functions in Pyth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9"/>Overview of Quick Functions 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9"/>*args and **kwargs in Pyth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4"/>Modules and Packag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9"/>Pip Install and PyPI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9"/>Modules and Packag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         <text:span text:style-name="T1">__name__ and “__main__”</text:span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. NO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TOPIC COVERE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PENDING TOPIC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-06-2019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vision -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 hrs</text:p>
          </table:table-cell>
          <table:table-cell office:value-type="string" calcext:value-type="string">
            <text:p>Advanced Python Modul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 text:c="5"/>Errors and Exceptions Handling</text:p>
          </table:table-cell>
          <table:table-cell table:number-columns-repeated="2"/>
          <table:table-cell office:value-type="string" calcext:value-type="string">
            <text:p>Advanced Python Objects and Data Structur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 text:c="10"/>Pylint Overview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10"/>Running Tests with the Unittest Librar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5"/>Python Decorat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5"/>Python Generat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5"/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. NO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TOPIC COVERE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PENDING TOPIC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-06-2019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vision -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7 hr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 text:c="5"/>Advanced Python Modules -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11"/>Collections Module - 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16"/>Coun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16"/>DefaultDi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16"/>OrderedDi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16"/>NameTup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11"/>DateTim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11"/>Python Debugger – pd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11"/>Timing your Code – timei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11"/>Regular Expressions – r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11"/>Strings I/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11"/>Advanced Python Modules FAQ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5"/>Advanced Python Objects and Data Structur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11"/>Advanced Str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11"/>Advanced Numb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11"/>Advanced Se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11"/>Advanced Dictionari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11"/>Advanced Lists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office:value-type="string" calcext:value-type="string">
            <text:p><text:s text:c="5"/>Milestone Project – 1</text:p>
          </table:table-cell>
          <table:table-cell table:style-name="ce10"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-06-2019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Installed Virtual Terminal -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1 h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 text:c="5"/>Installed Python – 3.7 in that Virtual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. NO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TOPIC COVERE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PENDING TOPIC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-06-2019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vision -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 hr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 text:c="5"/>Introductions to GUI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5"/>Quick note about ipywidge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5"/>Interact Functionality with GUI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5"/>GUI Widget Basic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5"/>List of Possible Widge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5"/>Widget Styling and Layouts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-06-2019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ask – 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 hrs</text:p>
          </table:table-cell>
          <table:table-cell office:value-type="string" calcext:value-type="string">
            <text:p>Task – 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. NO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TOPIC COVERE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PENDING TOPIC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-06-2019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ask – 3 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3 hr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-06-2019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ask – 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5 hr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. NO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TOPIC COVERE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PENDING TOPIC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-06-2019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Task – 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 hr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. NO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TOPIC COVERE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PENDING TOPIC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-06-2019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jango -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 hr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 text:c="5"/>Introdu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5"/>Featur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5"/>Pros &amp; C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5"/>Architectur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5"/>Installation Proces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5"/>MTV Architectur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. NO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TOPIC COVERE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PENDING TOPIC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-06-2019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HTML 5 Tutorial -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8 hrs</text:p>
          </table:table-cell>
          <table:table-cell table:style-name="ce10" office:value-type="string" calcext:value-type="string">
            <text:p>HTML Level One – Basic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 text:c="5"/>Introduction</text:p>
          </table:table-cell>
          <table:table-cell table:number-columns-repeated="2"/>
          <table:table-cell table:style-name="ce10" office:value-type="string" calcext:value-type="string">
            <text:p><text:s text:c="5"/>Introduction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 text:c="5"/>Basic</text:p>
          </table:table-cell>
          <table:table-cell table:number-columns-repeated="2"/>
          <table:table-cell table:style-name="ce10" office:value-type="string" calcext:value-type="string">
            <text:p><text:s text:c="5"/>Basics -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 text:c="5"/>Elements</text:p>
          </table:table-cell>
          <table:table-cell table:number-columns-repeated="2"/>
          <table:table-cell table:style-name="ce10" office:value-type="string" calcext:value-type="string">
            <text:p><text:s text:c="12"/>Part On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 text:c="5"/>Attributes</text:p>
          </table:table-cell>
          <table:table-cell table:number-columns-repeated="2"/>
          <table:table-cell table:style-name="ce10" office:value-type="string" calcext:value-type="string">
            <text:p><text:s text:c="12"/>Part Two – Basic Tagging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 text:c="5"/>Headings</text:p>
          </table:table-cell>
          <table:table-cell table:number-columns-repeated="2"/>
          <table:table-cell table:style-name="ce10" office:value-type="string" calcext:value-type="string">
            <text:p><text:s text:c="12"/>Part Three – List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 text:c="5"/>Paragraphs</text:p>
          </table:table-cell>
          <table:table-cell table:number-columns-repeated="2"/>
          <table:table-cell table:style-name="ce10" office:value-type="string" calcext:value-type="string">
            <text:p><text:s text:c="12"/>Part Four – Divs and Span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 text:c="5"/>Styles</text:p>
          </table:table-cell>
          <table:table-cell table:number-columns-repeated="2"/>
          <table:table-cell table:style-name="ce10" office:value-type="string" calcext:value-type="string">
            <text:p><text:s text:c="12"/>Part Five – Attribut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 text:c="5"/>Formatting</text:p>
          </table:table-cell>
          <table:table-cell table:number-columns-repeated="2"/>
          <table:table-cell table:style-name="ce10" office:value-type="string" calcext:value-type="string">
            <text:p><text:s text:c="5"/>CS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 text:c="5"/>Quotations</text:p>
          </table:table-cell>
          <table:table-cell table:number-columns-repeated="2"/>
          <table:table-cell table:style-name="ce10" office:value-type="string" calcext:value-type="string">
            <text:p><text:s text:c="5"/>Link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 text:c="5"/>Comments</text:p>
          </table:table-cell>
          <table:table-cell table:number-columns-repeated="2"/>
          <table:table-cell table:style-name="ce10" office:value-type="string" calcext:value-type="string">
            <text:p><text:s text:c="5"/>Image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<text:s text:c="5"/>Colors</text:p>
          </table:table-cell>
          <table:table-cell table:number-columns-repeated="2"/>
          <table:table-cell table:style-name="ce10" office:value-type="string" calcext:value-type="string">
            <text:p><text:s text:c="5"/>Tables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s text:c="5"/>Tables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s text:c="5"/>Lists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s text:c="5"/>Blocks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s text:c="5"/>Class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. NO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TOPIC COVERE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PENDING TOPIC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-06-2019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HTML Level One Basics - 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3 hr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 text:c="5"/>Introdu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5"/>Part One Basic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5"/>Part Two Basic Tagg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5"/>Part Three – Lis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5"/>Part Four – Divs and Spa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5"/>Part Five – Attributes 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-06-2019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HTML Level Two Basics -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3 hr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 text:c="5"/>Tab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5"/>Form Basic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5"/>Forms and Labe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5"/>Forms and Selections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-06-2019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CSS Level One – Basic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 hr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 text:c="5"/>Introdu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5"/>Part O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5"/>Part Two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S. NO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TOPIC COVERE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PENDING TOPIC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-06-2019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CSS Level One – Basic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 hr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 text:c="5"/>Part Thre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5"/>Part Fou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5"/>Part Five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-06-2019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CSS Level Two – Advanced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4 hr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 text:c="5"/>Part One – Fon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 text:c="5"/>Part Two Box Mode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. NO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TOPIC COVERE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PENDING TOPIC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-06-2019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Task – 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6 hrs</text:p>
          </table:table-cell>
          <table:table-cell table:number-columns-repeated="1018"/>
        </table:table-row>
        <table:table-row table:style-name="ro1" table:number-rows-repeated="10483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5">00/00/0000</text:date>, <text:time style:data-style-name="N2" text:time-value="02:29:41.9815854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07:06:59.679677513</meta:creation-date>
    <meta:editing-duration>PT20H16M48S</meta:editing-duration>
    <meta:editing-cycles>29</meta:editing-cycles>
    <meta:generator>LibreOffice/6.0.7.3$Linux_X86_64 LibreOffice_project/00m0$Build-3</meta:generator>
    <dc:date>2019-06-25T05:08:51.387496204</dc:date>
    <meta:document-statistic meta:table-count="1" meta:cell-count="605" meta:object-count="0"/>
  </office:meta>
</office:document-meta>
</file>